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3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FFFFFF"/>
      <style:text-properties style:font-name="Arial" style:font-name-asian="Arial" style:font-name-complex="Arial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6" style:family="table-cell" style:parent-style-name="Normal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32_2" style:data-style-name="N0">
      <style:table-cell-properties style:vertical-align="middle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4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color="#FF0000" style:font-name="Arial" style:font-name-asian="Arial" style:font-name-complex="Arial" fo:font-weight="bold" style:font-weight-asian="bold" style:font-weight-complex="bold"/>
    </style:style>
    <style:style style:name="ce11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/>
    </style:style>
    <style:style style:name="ce12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/>
    </style:style>
    <style:style style:name="ce13" style:family="table-cell" style:parent-style-name="Normal_32_2" style:data-style-name="N30">
      <style:table-cell-properties fo:border-top="2pt solid #000000" fo:border-bottom="none" fo:border-left="none" fo:border-right="none"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Normal_32_2" style:data-style-name="N0">
      <style:table-cell-properties fo:border-top="2pt solid #000000" fo:border-bottom="none" fo:border-left="none" fo:border-right="none" style:vertical-align="automatic" fo:wrap-option="wrap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32_2" style:data-style-name="N0">
      <style:table-cell-properties fo:border-top="2pt solid #000000" fo:border-bottom="none" fo:border-left="none" fo:border-right="none"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32_2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2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Percen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32_2" style:data-style-name="N30">
      <style:table-cell-properties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Normal_32_2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Normal_32_2" style:data-style-name="N0">
      <style:table-cell-properties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30">
      <style:table-cell-properties fo:border-top="none" fo:border-bottom="2pt solid #000000" fo:border-left="none" fo:border-right="none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Percent" style:data-style-name="N36">
      <style:table-cell-properties fo:border-top="none" fo:border-bottom="2pt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32_2" style:data-style-name="N0">
      <style:table-cell-properties fo:border-top="2pt solid #000000" fo:border-bottom="2pt solid #000000" fo:border-left="none" fo:border-right="none" style:vertical-align="automatic" fo:wrap-option="wrap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0.4245833333333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0.661458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23.2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W020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number-columns-repeated="3" table:default-cell-style-name="ce4"/>
        <table:table-column table:style-name="co3" table:default-cell-style-name="ce4"/>
        <table:table-column table:style-name="co2" table:number-columns-repeated="3" table:default-cell-style-name="ce4"/>
        <table:table-column table:style-name="co4" table:number-columns-repeated="16374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9" table:style-name="ce3"/>
          <table:table-cell table:number-columns-repeated="16374" table:style-name="ce4"/>
        </table:table-row>
        <table:table-row table:style-name="ro1">
          <table:table-cell office:value-type="string" table:style-name="ce5">
            <text:p>Walking and Cycling Statistics (www.gov.uk/government/organisations/department-for-transport/series/walking-and-cycling-statistics)</text:p>
          </table:table-cell>
          <table:table-cell table:number-columns-repeated="9" table:style-name="ce3"/>
          <table:table-cell table:number-columns-repeated="16374" table:style-name="ce4"/>
        </table:table-row>
        <table:table-row table:style-name="ro2">
          <table:table-cell office:value-type="string" table:style-name="ce6">
            <text:p>Table CW0203</text:p>
          </table:table-cell>
          <table:table-cell table:number-columns-repeated="9" table:style-name="ce3"/>
          <table:table-cell table:number-columns-repeated="16374" table:style-name="ce4"/>
        </table:table-row>
        <table:table-row table:style-name="ro2">
          <table:table-cell office:value-type="string" table:style-name="ce7">
            <text:p>Walking and Cycling levels demographic breakdown: England, 2014/15<text:s/></text:p>
          </table:table-cell>
          <table:table-cell table:number-columns-repeated="9" table:style-name="ce8"/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3">
          <table:table-cell table:style-name="ce4"/>
          <table:table-cell table:number-columns-repeated="9" table:style-name="ce8"/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4">
          <table:table-cell office:value-type="string" table:style-name="ce10">
            <text:p>The figures in this table are outside the scope of National Statistics</text:p>
          </table:table-cell>
          <table:table-cell table:number-columns-repeated="8" table:style-name="ce11"/>
          <table:table-cell office:value-type="string" table:style-name="ce12">
            <text:p>Per cent</text:p>
          </table:table-cell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4">
          <table:table-cell table:style-name="ce13"/>
          <table:table-cell office:value-type="string" table:number-columns-spanned="1" table:number-rows-spanned="2" table:style-name="ce34">
            <text:p>Any cycling or walking</text:p>
          </table:table-cell>
          <table:table-cell table:style-name="ce14"/>
          <table:table-cell office:value-type="string" table:number-columns-spanned="3" table:number-rows-spanned="1" table:style-name="ce35">
            <text:p>Cycling (at least once a month)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35">
            <text:p>Walking (at least once a month)</text:p>
          </table:table-cell>
          <table:covered-table-cell table:number-columns-repeated="2"/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4">
          <table:table-cell office:value-type="string" table:style-name="ce16">
            <text:p>Demographic</text:p>
          </table:table-cell>
          <table:covered-table-cell/>
          <table:table-cell table:style-name="ce17"/>
          <table:table-cell office:value-type="string" table:style-name="ce18">
            <text:p>Any</text:p>
          </table:table-cell>
          <table:table-cell office:value-type="string" table:style-name="ce18">
            <text:p>Recreational</text:p>
          </table:table-cell>
          <table:table-cell office:value-type="string" table:style-name="ce18">
            <text:p>Utility</text:p>
          </table:table-cell>
          <table:table-cell table:style-name="ce18"/>
          <table:table-cell office:value-type="string" table:style-name="ce18">
            <text:p>Any</text:p>
          </table:table-cell>
          <table:table-cell office:value-type="string" table:style-name="ce18">
            <text:p>Recreational</text:p>
          </table:table-cell>
          <table:table-cell office:value-type="string" table:style-name="ce18">
            <text:p>Utility</text:p>
          </table:table-cell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3">
          <table:table-cell office:value-type="string" table:style-name="ce19">
            <text:p>All</text:p>
          </table:table-cell>
          <table:table-cell office:value-type="float" office:value="87.079138769808779" table:style-name="ce20">
            <text:p>87.1</text:p>
          </table:table-cell>
          <table:table-cell table:style-name="ce20"/>
          <table:table-cell office:value-type="float" office:value="14.740178125770505" table:style-name="ce20">
            <text:p>14.7</text:p>
          </table:table-cell>
          <table:table-cell office:value-type="float" office:value="10.027783123256038" table:style-name="ce20">
            <text:p>10.0</text:p>
          </table:table-cell>
          <table:table-cell office:value-type="float" office:value="6.4634850380063504" table:style-name="ce20">
            <text:p>6.5</text:p>
          </table:table-cell>
          <table:table-cell table:style-name="ce20"/>
          <table:table-cell office:value-type="float" office:value="86.312943358504654" table:style-name="ce20">
            <text:p>86.3</text:p>
          </table:table-cell>
          <table:table-cell office:value-type="float" office:value="53.892799720587966" table:style-name="ce20">
            <text:p>53.9</text:p>
          </table:table-cell>
          <table:table-cell office:value-type="float" office:value="60.445496260432854" table:style-name="ce20">
            <text:p>60.4</text:p>
          </table:table-cell>
          <table:table-cell table:style-name="ce20"/>
          <table:table-cell table:number-columns-repeated="14" table:style-name="ce9"/>
          <table:table-cell table:number-columns-repeated="16359" table:style-name="ce1"/>
        </table:table-row>
        <table:table-row table:style-name="ro5">
          <table:table-cell office:value-type="string" table:style-name="ce22">
            <text:p>Gender</text:p>
          </table:table-cell>
          <table:table-cell table:number-columns-repeated="9" table:style-name="ce20"/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3">
          <table:table-cell office:value-type="string" table:style-name="ce23">
            <text:p>Males</text:p>
          </table:table-cell>
          <table:table-cell office:value-type="float" office:value="87.664232106344059" table:style-name="ce20">
            <text:p>87.7</text:p>
          </table:table-cell>
          <table:table-cell table:style-name="ce20"/>
          <table:table-cell office:value-type="float" office:value="19.613368412005912" table:style-name="ce20">
            <text:p>19.6</text:p>
          </table:table-cell>
          <table:table-cell office:value-type="float" office:value="13.373787136335682" table:style-name="ce20">
            <text:p>13.4</text:p>
          </table:table-cell>
          <table:table-cell office:value-type="float" office:value="9.2425362333398215" table:style-name="ce20">
            <text:p>9.2</text:p>
          </table:table-cell>
          <table:table-cell table:style-name="ce20"/>
          <table:table-cell office:value-type="float" office:value="86.221915054963347" table:style-name="ce20">
            <text:p>86.2</text:p>
          </table:table-cell>
          <table:table-cell office:value-type="float" office:value="53.716224802358191" table:style-name="ce20">
            <text:p>53.7</text:p>
          </table:table-cell>
          <table:table-cell office:value-type="float" office:value="62.568813420825798" table:style-name="ce20">
            <text:p>62.6</text:p>
          </table:table-cell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3">
          <table:table-cell office:value-type="string" table:style-name="ce24">
            <text:p>Females</text:p>
          </table:table-cell>
          <table:table-cell office:value-type="float" office:value="86.521668509981936" table:style-name="ce20">
            <text:p>86.5</text:p>
          </table:table-cell>
          <table:table-cell table:style-name="ce20"/>
          <table:table-cell office:value-type="float" office:value="9.6345792500877199" table:style-name="ce20">
            <text:p>9.6</text:p>
          </table:table-cell>
          <table:table-cell office:value-type="float" office:value="6.9697437018387376" table:style-name="ce20">
            <text:p>7.0</text:p>
          </table:table-cell>
          <table:table-cell office:value-type="float" office:value="3.8391810603134298" table:style-name="ce20">
            <text:p>3.8</text:p>
          </table:table-cell>
          <table:table-cell table:style-name="ce20"/>
          <table:table-cell office:value-type="float" office:value="85.779297800997014" table:style-name="ce20">
            <text:p>85.8</text:p>
          </table:table-cell>
          <table:table-cell office:value-type="float" office:value="57.104111431171212" table:style-name="ce20">
            <text:p>57.1</text:p>
          </table:table-cell>
          <table:table-cell office:value-type="float" office:value="61.806158174040796" table:style-name="ce20">
            <text:p>61.8</text:p>
          </table:table-cell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5">
          <table:table-cell office:value-type="string" table:style-name="ce22">
            <text:p>Age</text:p>
          </table:table-cell>
          <table:table-cell table:number-columns-repeated="9" table:style-name="ce20"/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3">
          <table:table-cell office:value-type="string" table:style-name="ce23">
            <text:p>16-24</text:p>
          </table:table-cell>
          <table:table-cell office:value-type="float" office:value="94.039950537477921" table:style-name="ce20">
            <text:p>94.0</text:p>
          </table:table-cell>
          <table:table-cell table:style-name="ce20"/>
          <table:table-cell office:value-type="float" office:value="20.130866630103281" table:style-name="ce20">
            <text:p>20.1</text:p>
          </table:table-cell>
          <table:table-cell office:value-type="float" office:value="13.119959636986197" table:style-name="ce20">
            <text:p>13.1</text:p>
          </table:table-cell>
          <table:table-cell office:value-type="float" office:value="10.492825643179986" table:style-name="ce20">
            <text:p>10.5</text:p>
          </table:table-cell>
          <table:table-cell table:style-name="ce20"/>
          <table:table-cell office:value-type="float" office:value="92.564249320584196" table:style-name="ce20">
            <text:p>92.6</text:p>
          </table:table-cell>
          <table:table-cell office:value-type="float" office:value="46.799233353893037" table:style-name="ce20">
            <text:p>46.8</text:p>
          </table:table-cell>
          <table:table-cell office:value-type="float" office:value="83.943435694985638" table:style-name="ce20">
            <text:p>83.9</text:p>
          </table:table-cell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3">
          <table:table-cell office:value-type="string" table:style-name="ce23">
            <text:p>25-34</text:p>
          </table:table-cell>
          <table:table-cell office:value-type="float" office:value="91.689816029885122" table:style-name="ce20">
            <text:p>91.7</text:p>
          </table:table-cell>
          <table:table-cell table:style-name="ce20"/>
          <table:table-cell office:value-type="float" office:value="16.657725188908028" table:style-name="ce20">
            <text:p>16.7</text:p>
          </table:table-cell>
          <table:table-cell office:value-type="float" office:value="11.303208393655451" table:style-name="ce20">
            <text:p>11.3</text:p>
          </table:table-cell>
          <table:table-cell office:value-type="float" office:value="7.8590732232310776" table:style-name="ce20">
            <text:p>7.9</text:p>
          </table:table-cell>
          <table:table-cell table:style-name="ce20"/>
          <table:table-cell office:value-type="float" office:value="90.609038044947141" table:style-name="ce20">
            <text:p>90.6</text:p>
          </table:table-cell>
          <table:table-cell office:value-type="float" office:value="52.779118837003324" table:style-name="ce20">
            <text:p>52.8</text:p>
          </table:table-cell>
          <table:table-cell office:value-type="float" office:value="72.683002234801393" table:style-name="ce20">
            <text:p>72.7</text:p>
          </table:table-cell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3">
          <table:table-cell office:value-type="string" table:style-name="ce23">
            <text:p>35-44</text:p>
          </table:table-cell>
          <table:table-cell office:value-type="float" office:value="91.245502928482651" table:style-name="ce20">
            <text:p>91.2</text:p>
          </table:table-cell>
          <table:table-cell table:style-name="ce20"/>
          <table:table-cell office:value-type="float" office:value="20.295871944527384" table:style-name="ce20">
            <text:p>20.3</text:p>
          </table:table-cell>
          <table:table-cell office:value-type="float" office:value="14.588646861425328" table:style-name="ce20">
            <text:p>14.6</text:p>
          </table:table-cell>
          <table:table-cell office:value-type="float" office:value="8.2918891551334521" table:style-name="ce20">
            <text:p>8.3</text:p>
          </table:table-cell>
          <table:table-cell table:style-name="ce20"/>
          <table:table-cell office:value-type="float" office:value="89.997506898856358" table:style-name="ce20">
            <text:p>90.0</text:p>
          </table:table-cell>
          <table:table-cell office:value-type="float" office:value="58.378388648834267" table:style-name="ce20">
            <text:p>58.4</text:p>
          </table:table-cell>
          <table:table-cell office:value-type="float" office:value="64.495089220249952" table:style-name="ce20">
            <text:p>64.5</text:p>
          </table:table-cell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3">
          <table:table-cell office:value-type="string" table:style-name="ce23">
            <text:p>45-54</text:p>
          </table:table-cell>
          <table:table-cell office:value-type="float" office:value="88.956539675089829" table:style-name="ce20">
            <text:p>89.0</text:p>
          </table:table-cell>
          <table:table-cell table:style-name="ce20"/>
          <table:table-cell office:value-type="float" office:value="17.269460127746093" table:style-name="ce20">
            <text:p>17.3</text:p>
          </table:table-cell>
          <table:table-cell office:value-type="float" office:value="12.635704987078059" table:style-name="ce20">
            <text:p>12.6</text:p>
          </table:table-cell>
          <table:table-cell office:value-type="float" office:value="7.0068870812927813" table:style-name="ce20">
            <text:p>7.0</text:p>
          </table:table-cell>
          <table:table-cell table:style-name="ce20"/>
          <table:table-cell office:value-type="float" office:value="87.748182454756972" table:style-name="ce20">
            <text:p>87.7</text:p>
          </table:table-cell>
          <table:table-cell office:value-type="float" office:value="61.350839582156411" table:style-name="ce20">
            <text:p>61.4</text:p>
          </table:table-cell>
          <table:table-cell office:value-type="float" office:value="56.164105099909214" table:style-name="ce20">
            <text:p>56.2</text:p>
          </table:table-cell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3">
          <table:table-cell office:value-type="string" table:style-name="ce23">
            <text:p>55-64</text:p>
          </table:table-cell>
          <table:table-cell office:value-type="float" office:value="86.115826847731256" table:style-name="ce20">
            <text:p>86.1</text:p>
          </table:table-cell>
          <table:table-cell table:style-name="ce20"/>
          <table:table-cell office:value-type="float" office:value="11.721022616394183" table:style-name="ce20">
            <text:p>11.7</text:p>
          </table:table-cell>
          <table:table-cell office:value-type="float" office:value="8.3589787222081942" table:style-name="ce20">
            <text:p>8.4</text:p>
          </table:table-cell>
          <table:table-cell office:value-type="float" office:value="4.7890081101029391" table:style-name="ce20">
            <text:p>4.8</text:p>
          </table:table-cell>
          <table:table-cell table:style-name="ce20"/>
          <table:table-cell office:value-type="float" office:value="85.267689103694764" table:style-name="ce20">
            <text:p>85.3</text:p>
          </table:table-cell>
          <table:table-cell office:value-type="float" office:value="61.872865439564642" table:style-name="ce20">
            <text:p>61.9</text:p>
          </table:table-cell>
          <table:table-cell office:value-type="float" office:value="53.093670078205925" table:style-name="ce20">
            <text:p>53.1</text:p>
          </table:table-cell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3">
          <table:table-cell office:value-type="string" table:style-name="ce23">
            <text:p>65+</text:p>
          </table:table-cell>
          <table:table-cell office:value-type="float" office:value="75.232992264813277" table:style-name="ce20">
            <text:p>75.2</text:p>
          </table:table-cell>
          <table:table-cell table:style-name="ce20"/>
          <table:table-cell office:value-type="float" office:value="4.7413175168709865" table:style-name="ce20">
            <text:p>4.7</text:p>
          </table:table-cell>
          <table:table-cell office:value-type="float" office:value="3.1132646111734896" table:style-name="ce20">
            <text:p>3.1</text:p>
          </table:table-cell>
          <table:table-cell office:value-type="float" office:value="2.2100335896277272" table:style-name="ce20">
            <text:p>2.2</text:p>
          </table:table-cell>
          <table:table-cell table:style-name="ce20"/>
          <table:table-cell office:value-type="float" office:value="74.49623368921938" table:style-name="ce20">
            <text:p>74.5</text:p>
          </table:table-cell>
          <table:table-cell office:value-type="float" office:value="51.622071765871269" table:style-name="ce20">
            <text:p>51.6</text:p>
          </table:table-cell>
          <table:table-cell office:value-type="float" office:value="49.337837328035576" table:style-name="ce20">
            <text:p>49.3</text:p>
          </table:table-cell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5">
          <table:table-cell office:value-type="string" table:style-name="ce22">
            <text:p>Ethnicity</text:p>
          </table:table-cell>
          <table:table-cell table:number-columns-repeated="9" table:style-name="ce20"/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3">
          <table:table-cell office:value-type="string" table:style-name="ce25">
            <text:p>White-British</text:p>
          </table:table-cell>
          <table:table-cell office:value-type="float" office:value="86.959662279050647" table:style-name="ce20">
            <text:p>87.0</text:p>
          </table:table-cell>
          <table:table-cell table:style-name="ce20"/>
          <table:table-cell office:value-type="float" office:value="14.978011841546499" table:style-name="ce20">
            <text:p>15.0</text:p>
          </table:table-cell>
          <table:table-cell office:value-type="float" office:value="10.594720221679733" table:style-name="ce20">
            <text:p>10.6</text:p>
          </table:table-cell>
          <table:table-cell office:value-type="float" office:value="6.4251141470405839" table:style-name="ce20">
            <text:p>6.4</text:p>
          </table:table-cell>
          <table:table-cell table:style-name="ce20"/>
          <table:table-cell office:value-type="float" office:value="85.895910582029828" table:style-name="ce20">
            <text:p>85.9</text:p>
          </table:table-cell>
          <table:table-cell office:value-type="float" office:value="57.561413397074631" table:style-name="ce20">
            <text:p>57.6</text:p>
          </table:table-cell>
          <table:table-cell office:value-type="float" office:value="59.769426393896396" table:style-name="ce20">
            <text:p>59.8</text:p>
          </table:table-cell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3">
          <table:table-cell office:value-type="string" table:style-name="ce25">
            <text:p>White-Other</text:p>
          </table:table-cell>
          <table:table-cell office:value-type="float" office:value="91.391790201172412" table:style-name="ce20">
            <text:p>91.4</text:p>
          </table:table-cell>
          <table:table-cell table:style-name="ce20"/>
          <table:table-cell office:value-type="float" office:value="18.336249710524338" table:style-name="ce20">
            <text:p>18.3</text:p>
          </table:table-cell>
          <table:table-cell office:value-type="float" office:value="10.461203284824991" table:style-name="ce20">
            <text:p>10.5</text:p>
          </table:table-cell>
          <table:table-cell office:value-type="float" office:value="10.608011490223754" table:style-name="ce20">
            <text:p>10.6</text:p>
          </table:table-cell>
          <table:table-cell table:style-name="ce20"/>
          <table:table-cell office:value-type="float" office:value="90.344131150639356" table:style-name="ce20">
            <text:p>90.3</text:p>
          </table:table-cell>
          <table:table-cell office:value-type="float" office:value="59.090909736941256" table:style-name="ce20">
            <text:p>59.1</text:p>
          </table:table-cell>
          <table:table-cell office:value-type="float" office:value="71.6873056501056" table:style-name="ce20">
            <text:p>71.7</text:p>
          </table:table-cell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3">
          <table:table-cell office:value-type="string" table:style-name="ce25">
            <text:p>Asian or Asian British</text:p>
          </table:table-cell>
          <table:table-cell office:value-type="float" office:value="86.26585228317029" table:style-name="ce20">
            <text:p>86.3</text:p>
          </table:table-cell>
          <table:table-cell table:style-name="ce20"/>
          <table:table-cell office:value-type="float" office:value="8.5908739700363359" table:style-name="ce20">
            <text:p>8.6</text:p>
          </table:table-cell>
          <table:table-cell office:value-type="float" office:value="6.0654846982358217" table:style-name="ce20">
            <text:p>6.1</text:p>
          </table:table-cell>
          <table:table-cell office:value-type="float" office:value="3.6705562521063793" table:style-name="ce20">
            <text:p>3.7</text:p>
          </table:table-cell>
          <table:table-cell table:style-name="ce20"/>
          <table:table-cell office:value-type="float" office:value="85.32719792018753" table:style-name="ce20">
            <text:p>85.3</text:p>
          </table:table-cell>
          <table:table-cell office:value-type="float" office:value="40.17112549587992" table:style-name="ce20">
            <text:p>40.2</text:p>
          </table:table-cell>
          <table:table-cell office:value-type="float" office:value="73.225938394436525" table:style-name="ce20">
            <text:p>73.2</text:p>
          </table:table-cell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3">
          <table:table-cell office:value-type="string" table:style-name="ce25">
            <text:p>Black or Black British</text:p>
          </table:table-cell>
          <table:table-cell office:value-type="float" office:value="85.942120326680495" table:style-name="ce20">
            <text:p>85.9</text:p>
          </table:table-cell>
          <table:table-cell table:style-name="ce20"/>
          <table:table-cell office:value-type="float" office:value="9.4413840197000827" table:style-name="ce20">
            <text:p>9.4</text:p>
          </table:table-cell>
          <table:table-cell office:value-type="float" office:value="5.2540566829203152" table:style-name="ce20">
            <text:p>5.3</text:p>
          </table:table-cell>
          <table:table-cell office:value-type="float" office:value="6.5470706184817038" table:style-name="ce20">
            <text:p>6.5</text:p>
          </table:table-cell>
          <table:table-cell table:style-name="ce20"/>
          <table:table-cell office:value-type="float" office:value="84.691836420215168" table:style-name="ce20">
            <text:p>84.7</text:p>
          </table:table-cell>
          <table:table-cell office:value-type="float" office:value="34.819406435560012" table:style-name="ce20">
            <text:p>34.8</text:p>
          </table:table-cell>
          <table:table-cell office:value-type="float" office:value="75.556649199964355" table:style-name="ce20">
            <text:p>75.6</text:p>
          </table:table-cell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3">
          <table:table-cell office:value-type="string" table:style-name="ce25">
            <text:p>Chinese</text:p>
          </table:table-cell>
          <table:table-cell office:value-type="float" office:value="90.916002250552339" table:style-name="ce20">
            <text:p>90.9</text:p>
          </table:table-cell>
          <table:table-cell table:style-name="ce20"/>
          <table:table-cell office:value-type="float" office:value="19.627972718914247" table:style-name="ce20">
            <text:p>19.6</text:p>
          </table:table-cell>
          <table:table-cell office:value-type="float" office:value="13.334552595102418" table:style-name="ce20">
            <text:p>13.3</text:p>
          </table:table-cell>
          <table:table-cell office:value-type="float" office:value="11.415727926778288" table:style-name="ce20">
            <text:p>11.4</text:p>
          </table:table-cell>
          <table:table-cell table:style-name="ce20"/>
          <table:table-cell office:value-type="float" office:value="88.342276076903019" table:style-name="ce20">
            <text:p>88.3</text:p>
          </table:table-cell>
          <table:table-cell office:value-type="float" office:value="46.573386385027455" table:style-name="ce20">
            <text:p>46.6</text:p>
          </table:table-cell>
          <table:table-cell office:value-type="float" office:value="82.869717432290159" table:style-name="ce20">
            <text:p>82.9</text:p>
          </table:table-cell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3">
          <table:table-cell office:value-type="string" table:style-name="ce25">
            <text:p>Mixed</text:p>
          </table:table-cell>
          <table:table-cell office:value-type="float" office:value="89.831270005522455" table:style-name="ce20">
            <text:p>89.8</text:p>
          </table:table-cell>
          <table:table-cell table:style-name="ce20"/>
          <table:table-cell office:value-type="float" office:value="15.78705693887739" table:style-name="ce20">
            <text:p>15.8</text:p>
          </table:table-cell>
          <table:table-cell office:value-type="float" office:value="10.519801004438763" table:style-name="ce20">
            <text:p>10.5</text:p>
          </table:table-cell>
          <table:table-cell office:value-type="float" office:value="8.11055277102251" table:style-name="ce20">
            <text:p>8.1</text:p>
          </table:table-cell>
          <table:table-cell table:style-name="ce20"/>
          <table:table-cell office:value-type="float" office:value="88.225609570838543" table:style-name="ce20">
            <text:p>88.2</text:p>
          </table:table-cell>
          <table:table-cell office:value-type="float" office:value="48.229433248493628" table:style-name="ce20">
            <text:p>48.2</text:p>
          </table:table-cell>
          <table:table-cell office:value-type="float" office:value="73.970074212329536" table:style-name="ce20">
            <text:p>74.0</text:p>
          </table:table-cell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3">
          <table:table-cell office:value-type="string" table:style-name="ce25">
            <text:p>Other ethnic group</text:p>
          </table:table-cell>
          <table:table-cell office:value-type="float" office:value="87.138352549923255" table:style-name="ce20">
            <text:p>87.1</text:p>
          </table:table-cell>
          <table:table-cell table:style-name="ce20"/>
          <table:table-cell office:value-type="float" office:value="12.166802978141558" table:style-name="ce20">
            <text:p>12.2</text:p>
          </table:table-cell>
          <table:table-cell office:value-type="float" office:value="8.8224483792913997" table:style-name="ce20">
            <text:p>8.8</text:p>
          </table:table-cell>
          <table:table-cell office:value-type="float" office:value="6.1331024126986478" table:style-name="ce20">
            <text:p>6.1</text:p>
          </table:table-cell>
          <table:table-cell table:style-name="ce20"/>
          <table:table-cell office:value-type="float" office:value="85.592028397716874" table:style-name="ce20">
            <text:p>85.6</text:p>
          </table:table-cell>
          <table:table-cell office:value-type="float" office:value="52.569808388579375" table:style-name="ce20">
            <text:p>52.6</text:p>
          </table:table-cell>
          <table:table-cell office:value-type="float" office:value="71.353073112128797" table:style-name="ce20">
            <text:p>71.4</text:p>
          </table:table-cell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5">
          <table:table-cell office:value-type="string" table:style-name="ce22">
            <text:p>Limiting Impairment</text:p>
          </table:table-cell>
          <table:table-cell table:number-columns-repeated="9" table:style-name="ce20"/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3">
          <table:table-cell office:value-type="string" table:style-name="ce26">
            <text:p>With limiting impairment</text:p>
          </table:table-cell>
          <table:table-cell office:value-type="float" office:value="66.159231774518275" table:style-name="ce20">
            <text:p>66.2</text:p>
          </table:table-cell>
          <table:table-cell table:style-name="ce20"/>
          <table:table-cell office:value-type="float" office:value="6.7899616063215857" table:style-name="ce20">
            <text:p>6.8</text:p>
          </table:table-cell>
          <table:table-cell office:value-type="float" office:value="4.8410478858041515" table:style-name="ce20">
            <text:p>4.8</text:p>
          </table:table-cell>
          <table:table-cell office:value-type="float" office:value="2.8895169807205545" table:style-name="ce20">
            <text:p>2.9</text:p>
          </table:table-cell>
          <table:table-cell table:style-name="ce20"/>
          <table:table-cell office:value-type="float" office:value="65.243284500425617" table:style-name="ce20">
            <text:p>65.2</text:p>
          </table:table-cell>
          <table:table-cell office:value-type="float" office:value="41.131429772206751" table:style-name="ce20">
            <text:p>41.1</text:p>
          </table:table-cell>
          <table:table-cell office:value-type="float" office:value="45.659812850322353" table:style-name="ce20">
            <text:p>45.7</text:p>
          </table:table-cell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3">
          <table:table-cell office:value-type="string" table:style-name="ce23">
            <text:p>Without limiting impairment</text:p>
          </table:table-cell>
          <table:table-cell office:value-type="float" office:value="91.297892092724325" table:style-name="ce20">
            <text:p>91.3</text:p>
          </table:table-cell>
          <table:table-cell table:style-name="ce20"/>
          <table:table-cell office:value-type="float" office:value="16.062290126450989" table:style-name="ce20">
            <text:p>16.1</text:p>
          </table:table-cell>
          <table:table-cell office:value-type="float" office:value="11.155344271209252" table:style-name="ce20">
            <text:p>11.2</text:p>
          </table:table-cell>
          <table:table-cell office:value-type="float" office:value="7.1998861142027524" table:style-name="ce20">
            <text:p>7.2</text:p>
          </table:table-cell>
          <table:table-cell table:style-name="ce20"/>
          <table:table-cell office:value-type="float" office:value="90.180646725070758" table:style-name="ce20">
            <text:p>90.2</text:p>
          </table:table-cell>
          <table:table-cell office:value-type="float" office:value="58.324245108524288" table:style-name="ce20">
            <text:p>58.3</text:p>
          </table:table-cell>
          <table:table-cell office:value-type="float" office:value="65.512080965584587" table:style-name="ce20">
            <text:p>65.5</text:p>
          </table:table-cell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5">
          <table:table-cell office:value-type="string" table:style-name="ce22">
            <text:p>NS-SEC Occupation</text:p>
          </table:table-cell>
          <table:table-cell table:number-columns-repeated="9" table:style-name="ce20"/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3">
          <table:table-cell office:value-type="string" table:style-name="ce21">
            <text:p>Higher managerial, administrative and professional</text:p>
          </table:table-cell>
          <table:table-cell office:value-type="float" office:value="90.272285497632168" table:style-name="ce20">
            <text:p>90.3</text:p>
          </table:table-cell>
          <table:table-cell table:style-name="ce20"/>
          <table:table-cell office:value-type="float" office:value="17.601191918747215" table:style-name="ce20">
            <text:p>17.6</text:p>
          </table:table-cell>
          <table:table-cell office:value-type="float" office:value="12.766978423824005" table:style-name="ce20">
            <text:p>12.8</text:p>
          </table:table-cell>
          <table:table-cell office:value-type="float" office:value="7.2883400250700916" table:style-name="ce20">
            <text:p>7.3</text:p>
          </table:table-cell>
          <table:table-cell table:style-name="ce20"/>
          <table:table-cell office:value-type="float" office:value="89.123720335994378" table:style-name="ce20">
            <text:p>89.1</text:p>
          </table:table-cell>
          <table:table-cell office:value-type="float" office:value="62.320507120331733" table:style-name="ce20">
            <text:p>62.3</text:p>
          </table:table-cell>
          <table:table-cell office:value-type="float" office:value="60.989102745601528" table:style-name="ce20">
            <text:p>61.0</text:p>
          </table:table-cell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3">
          <table:table-cell office:value-type="string" table:style-name="ce21">
            <text:p>Intermediate</text:p>
          </table:table-cell>
          <table:table-cell office:value-type="float" office:value="86.431561160094176" table:style-name="ce20">
            <text:p>86.4</text:p>
          </table:table-cell>
          <table:table-cell table:style-name="ce20"/>
          <table:table-cell office:value-type="float" office:value="12.193565640514494" table:style-name="ce20">
            <text:p>12.2</text:p>
          </table:table-cell>
          <table:table-cell office:value-type="float" office:value="8.7393628362010141" table:style-name="ce20">
            <text:p>8.7</text:p>
          </table:table-cell>
          <table:table-cell office:value-type="float" office:value="4.9977269424762873" table:style-name="ce20">
            <text:p>5.0</text:p>
          </table:table-cell>
          <table:table-cell table:style-name="ce20"/>
          <table:table-cell office:value-type="float" office:value="85.590719340234401" table:style-name="ce20">
            <text:p>85.6</text:p>
          </table:table-cell>
          <table:table-cell office:value-type="float" office:value="56.872666089682703" table:style-name="ce20">
            <text:p>56.9</text:p>
          </table:table-cell>
          <table:table-cell office:value-type="float" office:value="58.189067622980097" table:style-name="ce20">
            <text:p>58.2</text:p>
          </table:table-cell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3">
          <table:table-cell office:value-type="string" table:style-name="ce21">
            <text:p>Routine and manual</text:p>
          </table:table-cell>
          <table:table-cell office:value-type="float" office:value="83.779819255213809" table:style-name="ce20">
            <text:p>83.8</text:p>
          </table:table-cell>
          <table:table-cell table:style-name="ce20"/>
          <table:table-cell office:value-type="float" office:value="11.619593786026064" table:style-name="ce20">
            <text:p>11.6</text:p>
          </table:table-cell>
          <table:table-cell office:value-type="float" office:value="7.5854502725295809" table:style-name="ce20">
            <text:p>7.6</text:p>
          </table:table-cell>
          <table:table-cell office:value-type="float" office:value="5.7156993747911349" table:style-name="ce20">
            <text:p>5.7</text:p>
          </table:table-cell>
          <table:table-cell table:style-name="ce20"/>
          <table:table-cell office:value-type="float" office:value="82.62828631108809" table:style-name="ce20">
            <text:p>82.6</text:p>
          </table:table-cell>
          <table:table-cell office:value-type="float" office:value="49.807254323921001" table:style-name="ce20">
            <text:p>49.8</text:p>
          </table:table-cell>
          <table:table-cell office:value-type="float" office:value="60.731260094623053" table:style-name="ce20">
            <text:p>60.7</text:p>
          </table:table-cell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3">
          <table:table-cell office:value-type="string" table:style-name="ce21">
            <text:p>Never worked and long term unemployed</text:p>
          </table:table-cell>
          <table:table-cell office:value-type="float" office:value="77.66915122494396" table:style-name="ce20">
            <text:p>77.7</text:p>
          </table:table-cell>
          <table:table-cell table:style-name="ce20"/>
          <table:table-cell office:value-type="float" office:value="8.8063547832397244" table:style-name="ce20">
            <text:p>8.8</text:p>
          </table:table-cell>
          <table:table-cell office:value-type="float" office:value="6.1180609108386088" table:style-name="ce20">
            <text:p>6.1</text:p>
          </table:table-cell>
          <table:table-cell office:value-type="float" office:value="3.9787822176845622" table:style-name="ce20">
            <text:p>4.0</text:p>
          </table:table-cell>
          <table:table-cell table:style-name="ce20"/>
          <table:table-cell office:value-type="float" office:value="76.970855147298295" table:style-name="ce20">
            <text:p>77.0</text:p>
          </table:table-cell>
          <table:table-cell office:value-type="float" office:value="44.65798056689394" table:style-name="ce20">
            <text:p>44.7</text:p>
          </table:table-cell>
          <table:table-cell office:value-type="float" office:value="58.999972487210108" table:style-name="ce20">
            <text:p>59.0</text:p>
          </table:table-cell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3">
          <table:table-cell office:value-type="string" table:style-name="ce26">
            <text:p>Students</text:p>
          </table:table-cell>
          <table:table-cell office:value-type="float" office:value="94.871486187908943" table:style-name="ce20">
            <text:p>94.9</text:p>
          </table:table-cell>
          <table:table-cell table:style-name="ce20"/>
          <table:table-cell office:value-type="float" office:value="21.695468170628661" table:style-name="ce20">
            <text:p>21.7</text:p>
          </table:table-cell>
          <table:table-cell office:value-type="float" office:value="13.820981030268339" table:style-name="ce20">
            <text:p>13.8</text:p>
          </table:table-cell>
          <table:table-cell office:value-type="float" office:value="11.549181464928239" table:style-name="ce20">
            <text:p>11.5</text:p>
          </table:table-cell>
          <table:table-cell table:style-name="ce20"/>
          <table:table-cell office:value-type="float" office:value="93.499586260245877" table:style-name="ce20">
            <text:p>93.5</text:p>
          </table:table-cell>
          <table:table-cell office:value-type="float" office:value="47.382968294279493" table:style-name="ce20">
            <text:p>47.4</text:p>
          </table:table-cell>
          <table:table-cell office:value-type="float" office:value="86.453152516213819" table:style-name="ce20">
            <text:p>86.5</text:p>
          </table:table-cell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5">
          <table:table-cell office:value-type="string" table:style-name="ce22">
            <text:p>Rural/Urban</text:p>
          </table:table-cell>
          <table:table-cell table:number-columns-repeated="9" table:style-name="ce20"/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3">
          <table:table-cell office:value-type="string" table:style-name="ce21">
            <text:p>Rural total</text:p>
          </table:table-cell>
          <table:table-cell office:value-type="float" office:value="87.909471467884842" table:style-name="ce20">
            <text:p>87.9</text:p>
          </table:table-cell>
          <table:table-cell table:style-name="ce20"/>
          <table:table-cell office:value-type="float" office:value="16.037053363764205" table:style-name="ce20">
            <text:p>16.0</text:p>
          </table:table-cell>
          <table:table-cell office:value-type="float" office:value="11.724600738661991" table:style-name="ce20">
            <text:p>11.7</text:p>
          </table:table-cell>
          <table:table-cell office:value-type="float" office:value="5.7867355286857052" table:style-name="ce20">
            <text:p>5.8</text:p>
          </table:table-cell>
          <table:table-cell table:style-name="ce20"/>
          <table:table-cell office:value-type="float" office:value="87.145399115374516" table:style-name="ce20">
            <text:p>87.1</text:p>
          </table:table-cell>
          <table:table-cell office:value-type="float" office:value="62.894694891833623" table:style-name="ce20">
            <text:p>62.9</text:p>
          </table:table-cell>
          <table:table-cell office:value-type="float" office:value="53.502191462514482" table:style-name="ce20">
            <text:p>53.5</text:p>
          </table:table-cell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3">
          <table:table-cell office:value-type="string" table:style-name="ce21">
            <text:p>Urban total</text:p>
          </table:table-cell>
          <table:table-cell office:value-type="float" office:value="86.871743782229856" table:style-name="ce20">
            <text:p>86.9</text:p>
          </table:table-cell>
          <table:table-cell table:style-name="ce20"/>
          <table:table-cell office:value-type="float" office:value="14.820458456856736" table:style-name="ce20">
            <text:p>14.8</text:p>
          </table:table-cell>
          <table:table-cell office:value-type="float" office:value="10.013494304311884" table:style-name="ce20">
            <text:p>10.0</text:p>
          </table:table-cell>
          <table:table-cell office:value-type="float" office:value="6.6573005132096643" table:style-name="ce20">
            <text:p>6.7</text:p>
          </table:table-cell>
          <table:table-cell table:style-name="ce20"/>
          <table:table-cell office:value-type="float" office:value="86.074994548193686" table:style-name="ce20">
            <text:p>86.1</text:p>
          </table:table-cell>
          <table:table-cell office:value-type="float" office:value="54.886408536738976" table:style-name="ce20">
            <text:p>54.9</text:p>
          </table:table-cell>
          <table:table-cell office:value-type="float" office:value="60.606844298997622" table:style-name="ce20">
            <text:p>60.6</text:p>
          </table:table-cell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3">
          <table:table-cell office:value-type="string" table:style-name="ce25">
            <text:p><text:s/>Mainly Rural (rural including hub towns &gt;=80%)<text:s/></text:p>
          </table:table-cell>
          <table:table-cell office:value-type="float" office:value="87.690217640072532" table:style-name="ce20">
            <text:p>87.7</text:p>
          </table:table-cell>
          <table:table-cell table:style-name="ce20"/>
          <table:table-cell office:value-type="float" office:value="16.145273015713109" table:style-name="ce20">
            <text:p>16.1</text:p>
          </table:table-cell>
          <table:table-cell office:value-type="float" office:value="11.507258475179203" table:style-name="ce20">
            <text:p>11.5</text:p>
          </table:table-cell>
          <table:table-cell office:value-type="float" office:value="6.2186901110513615" table:style-name="ce20">
            <text:p>6.2</text:p>
          </table:table-cell>
          <table:table-cell table:style-name="ce20"/>
          <table:table-cell office:value-type="float" office:value="86.971838209621751" table:style-name="ce20">
            <text:p>87.0</text:p>
          </table:table-cell>
          <table:table-cell office:value-type="float" office:value="62.093647931058669" table:style-name="ce20">
            <text:p>62.1</text:p>
          </table:table-cell>
          <table:table-cell office:value-type="float" office:value="54.179333003268191" table:style-name="ce20">
            <text:p>54.2</text:p>
          </table:table-cell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3">
          <table:table-cell office:value-type="string" table:style-name="ce25">
            <text:p><text:s/>Largely Rural (rural including hub towns 50-79%)<text:s/></text:p>
          </table:table-cell>
          <table:table-cell office:value-type="float" office:value="88.094148449092259" table:style-name="ce20">
            <text:p>88.1</text:p>
          </table:table-cell>
          <table:table-cell table:style-name="ce20"/>
          <table:table-cell office:value-type="float" office:value="15.945878566642479" table:style-name="ce20">
            <text:p>15.9</text:p>
          </table:table-cell>
          <table:table-cell office:value-type="float" office:value="11.907714784859161" table:style-name="ce20">
            <text:p>11.9</text:p>
          </table:table-cell>
          <table:table-cell office:value-type="float" office:value="5.4230972107296687" table:style-name="ce20">
            <text:p>5.4</text:p>
          </table:table-cell>
          <table:table-cell table:style-name="ce20"/>
          <table:table-cell office:value-type="float" office:value="87.291608444892006" table:style-name="ce20">
            <text:p>87.3</text:p>
          </table:table-cell>
          <table:table-cell office:value-type="float" office:value="63.56897855270244" table:style-name="ce20">
            <text:p>63.6</text:p>
          </table:table-cell>
          <table:table-cell office:value-type="float" office:value="52.93220555733852" table:style-name="ce20">
            <text:p>52.9</text:p>
          </table:table-cell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3">
          <table:table-cell office:value-type="string" table:style-name="ce25">
            <text:p><text:s/>Urban with Significant Rural (rural including hub towns 26-49%)</text:p>
          </table:table-cell>
          <table:table-cell office:value-type="float" office:value="87.356106798290838" table:style-name="ce20">
            <text:p>87.4</text:p>
          </table:table-cell>
          <table:table-cell table:style-name="ce20"/>
          <table:table-cell office:value-type="float" office:value="15.102677597468686" table:style-name="ce20">
            <text:p>15.1</text:p>
          </table:table-cell>
          <table:table-cell office:value-type="float" office:value="11.284271805018298" table:style-name="ce20">
            <text:p>11.3</text:p>
          </table:table-cell>
          <table:table-cell office:value-type="float" office:value="5.4355003006655975" table:style-name="ce20">
            <text:p>5.4</text:p>
          </table:table-cell>
          <table:table-cell table:style-name="ce20"/>
          <table:table-cell office:value-type="float" office:value="86.649204670973916" table:style-name="ce20">
            <text:p>86.6</text:p>
          </table:table-cell>
          <table:table-cell office:value-type="float" office:value="60.924084313626814" table:style-name="ce20">
            <text:p>60.9</text:p>
          </table:table-cell>
          <table:table-cell office:value-type="float" office:value="56.537566117629311" table:style-name="ce20">
            <text:p>56.5</text:p>
          </table:table-cell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3">
          <table:table-cell office:value-type="string" table:style-name="ce25">
            <text:p><text:s/>Urban with City and Town</text:p>
          </table:table-cell>
          <table:table-cell office:value-type="float" office:value="86.533794805689851" table:style-name="ce20">
            <text:p>86.5</text:p>
          </table:table-cell>
          <table:table-cell table:style-name="ce20"/>
          <table:table-cell office:value-type="float" office:value="15.981769041066663" table:style-name="ce20">
            <text:p>16.0</text:p>
          </table:table-cell>
          <table:table-cell office:value-type="float" office:value="10.46519698057344" table:style-name="ce20">
            <text:p>10.5</text:p>
          </table:table-cell>
          <table:table-cell office:value-type="float" office:value="7.6536329559732081" table:style-name="ce20">
            <text:p>7.7</text:p>
          </table:table-cell>
          <table:table-cell table:style-name="ce20"/>
          <table:table-cell office:value-type="float" office:value="85.5623747062738" table:style-name="ce20">
            <text:p>85.6</text:p>
          </table:table-cell>
          <table:table-cell office:value-type="float" office:value="54.711835231093353" table:style-name="ce20">
            <text:p>54.7</text:p>
          </table:table-cell>
          <table:table-cell office:value-type="float" office:value="58.931096058894958" table:style-name="ce20">
            <text:p>58.9</text:p>
          </table:table-cell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3">
          <table:table-cell office:value-type="string" table:style-name="ce25">
            <text:p><text:s/>Urban with Minor Conurbation</text:p>
          </table:table-cell>
          <table:table-cell office:value-type="float" office:value="85.727880782305093" table:style-name="ce20">
            <text:p>85.7</text:p>
          </table:table-cell>
          <table:table-cell table:style-name="ce20"/>
          <table:table-cell office:value-type="float" office:value="14.115539549164581" table:style-name="ce20">
            <text:p>14.1</text:p>
          </table:table-cell>
          <table:table-cell office:value-type="float" office:value="10.137657145040663" table:style-name="ce20">
            <text:p>10.1</text:p>
          </table:table-cell>
          <table:table-cell office:value-type="float" office:value="5.3265801790799578" table:style-name="ce20">
            <text:p>5.3</text:p>
          </table:table-cell>
          <table:table-cell table:style-name="ce20"/>
          <table:table-cell office:value-type="float" office:value="85.171205241227142" table:style-name="ce20">
            <text:p>85.2</text:p>
          </table:table-cell>
          <table:table-cell office:value-type="float" office:value="55.959972783686027" table:style-name="ce20">
            <text:p>56.0</text:p>
          </table:table-cell>
          <table:table-cell office:value-type="float" office:value="58.615724115614007" table:style-name="ce20">
            <text:p>58.6</text:p>
          </table:table-cell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4">
          <table:table-cell office:value-type="string" table:style-name="ce27">
            <text:p><text:s/>Urban with Major Conurbation</text:p>
          </table:table-cell>
          <table:table-cell office:value-type="float" office:value="87.088176814669367" table:style-name="ce28">
            <text:p>87.1</text:p>
          </table:table-cell>
          <table:table-cell table:style-name="ce28"/>
          <table:table-cell office:value-type="float" office:value="13.273873967612793" table:style-name="ce28">
            <text:p>13.3</text:p>
          </table:table-cell>
          <table:table-cell office:value-type="float" office:value="8.5671338220052196" table:style-name="ce28">
            <text:p>8.6</text:p>
          </table:table-cell>
          <table:table-cell office:value-type="float" office:value="6.4221054139578602" table:style-name="ce28">
            <text:p>6.4</text:p>
          </table:table-cell>
          <table:table-cell table:style-name="ce28"/>
          <table:table-cell office:value-type="float" office:value="86.417518283069967" table:style-name="ce28">
            <text:p>86.4</text:p>
          </table:table-cell>
          <table:table-cell office:value-type="float" office:value="50.817780627324957" table:style-name="ce28">
            <text:p>50.8</text:p>
          </table:table-cell>
          <table:table-cell office:value-type="float" office:value="65.715558585371909" table:style-name="ce28">
            <text:p>65.7</text:p>
          </table:table-cell>
          <table:table-cell table:style-name="ce4"/>
          <table:table-cell table:number-columns-repeated="14" table:style-name="ce9"/>
          <table:table-cell table:number-columns-repeated="16359" table:style-name="ce1"/>
        </table:table-row>
        <table:table-row table:style-name="ro1">
          <table:table-cell table:number-columns-repeated="25" table:style-name="ce4"/>
          <table:table-cell table:number-columns-repeated="16359" table:style-name="ce1"/>
        </table:table-row>
        <table:table-row table:style-name="ro1">
          <table:table-cell office:value-type="string" table:style-name="ce25">
            <text:p>1 <text:s/>"Cycle" in this table refers to any cycling, irrespective of length.</text:p>
          </table:table-cell>
          <table:table-cell table:number-columns-repeated="24" table:style-name="ce4"/>
          <table:table-cell table:number-columns-repeated="16359" table:style-name="ce1"/>
        </table:table-row>
        <table:table-row table:style-name="ro1">
          <table:table-cell office:value-type="string" table:style-name="ce25">
            <text:p>2 <text:s/>"Walk" in this table refers to a continuous walk of at least 10 minutes</text:p>
          </table:table-cell>
          <table:table-cell table:number-columns-repeated="24" table:style-name="ce4"/>
          <table:table-cell table:number-columns-repeated="16359" table:style-name="ce1"/>
        </table:table-row>
        <table:table-row table:style-name="ro1">
          <table:table-cell office:value-type="string" table:style-name="ce29">
            <text:p>3 <text:s/>"Recreation" in this table refers to periods of continuous cycling, for the purpose of health, recreation, training or competition, not to get from place to place.</text:p>
          </table:table-cell>
          <table:table-cell table:number-columns-repeated="24" table:style-name="ce4"/>
          <table:table-cell table:number-columns-repeated="16359" table:style-name="ce1"/>
        </table:table-row>
        <table:table-row table:style-name="ro1">
          <table:table-cell office:value-type="string" table:style-name="ce30">
            <text:p>4 Sample sizes are weighted to be more representative of the population. All figures presented are based on weighted samples.</text:p>
          </table:table-cell>
          <table:table-cell table:number-columns-repeated="24" table:style-name="ce4"/>
          <table:table-cell table:number-columns-repeated="16359" table:style-name="ce1"/>
        </table:table-row>
        <table:table-row table:style-name="ro1">
          <table:table-cell office:value-type="string" table:style-name="ce31">
            <text:p>5 For a full list of sample sizes, see Table CW0106</text:p>
          </table:table-cell>
          <table:table-cell table:number-columns-repeated="24" table:style-name="ce4"/>
          <table:table-cell table:number-columns-repeated="16359" table:style-name="ce1"/>
        </table:table-row>
        <table:table-row table:style-name="ro1">
          <table:table-cell office:value-type="string" table:style-name="ce30">
            <text:p>6 2011 Defra Rural-Urban classifications for local authorities are available here:<text:s/></text:p>
          </table:table-cell>
          <table:table-cell table:number-columns-repeated="24" table:style-name="ce4"/>
          <table:table-cell table:number-columns-repeated="16359" table:style-name="ce1"/>
        </table:table-row>
        <table:table-row table:style-name="ro1">
          <table:table-cell office:value-type="string" table:style-name="ce32">
            <text:p>https://www.gov.uk/government/statistics/2011-rural-urban-classification-of-local-authority-and-other-higher-level-geographies-for-statistical-purposes</text:p>
          </table:table-cell>
          <table:table-cell table:number-columns-repeated="24" table:style-name="ce4"/>
          <table:table-cell table:number-columns-repeated="16359" table:style-name="ce1"/>
        </table:table-row>
        <table:table-row table:style-name="ro1">
          <table:table-cell table:style-name="ce32"/>
          <table:table-cell table:number-columns-repeated="24" table:style-name="ce4"/>
          <table:table-cell table:number-columns-repeated="16359" table:style-name="ce1"/>
        </table:table-row>
        <table:table-row table:style-name="ro1">
          <table:table-cell office:value-type="string" table:style-name="ce33">
            <text:p>Source: Active People Survey - Sport England</text:p>
          </table:table-cell>
          <table:table-cell table:number-columns-repeated="24" table:style-name="ce4"/>
          <table:table-cell table:number-columns-repeated="16359" table:style-name="ce1"/>
        </table:table-row>
        <table:table-row table:style-name="ro1">
          <table:table-cell office:value-type="string" table:style-name="ce30">
            <text:p>Last updated: July 2016</text:p>
          </table:table-cell>
          <table:table-cell table:number-columns-repeated="24" table:style-name="ce4"/>
          <table:table-cell table:number-columns-repeated="16359" table:style-name="ce1"/>
        </table:table-row>
        <table:table-row table:style-name="ro1">
          <table:table-cell office:value-type="string" table:style-name="ce30">
            <text:p>Next update: Spring 2017</text:p>
          </table:table-cell>
          <table:table-cell table:number-columns-repeated="24" table:style-name="ce4"/>
          <table:table-cell table:number-columns-repeated="16359" table:style-name="ce1"/>
        </table:table-row>
        <table:table-row table:style-name="ro1">
          <table:table-cell table:style-name="ce32"/>
          <table:table-cell table:number-columns-repeated="24" table:style-name="ce4"/>
          <table:table-cell table:number-columns-repeated="16359" table:style-name="ce1"/>
        </table:table-row>
        <table:table-row table:style-name="ro1">
          <table:table-cell office:value-type="string" table:style-name="ce5">
            <text:p><text:a xlink:href="http://www.gov.uk/transport-statistics-notes-and-guidance-walking-and-cycling">Notes &amp; Definitions (www.gov.uk/transport-statistics-notes-and-guidance-walking-and-cycling)</text:a></text:p>
          </table:table-cell>
          <table:table-cell table:number-columns-repeated="24" table:style-name="ce4"/>
          <table:table-cell table:number-columns-repeated="16359" table:style-name="ce1"/>
        </table:table-row>
        <table:table-row table:style-name="ro1">
          <table:table-cell office:value-type="string" table:style-name="ce29">
            <text:p>Telephone: 020 7944 6104</text:p>
          </table:table-cell>
          <table:table-cell table:number-columns-repeated="24" table:style-name="ce4"/>
          <table:table-cell table:number-columns-repeated="16359" table:style-name="ce1"/>
        </table:table-row>
        <table:table-row table:style-name="ro1">
          <table:table-cell office:value-type="string" table:style-name="ce30">
            <text:p>Email: subnational.stats@dft.gsi.gov.uk</text:p>
          </table:table-cell>
          <table:table-cell table:number-columns-repeated="24" table:style-name="ce4"/>
          <table:table-cell table:number-columns-repeated="16359" table:style-name="ce1"/>
        </table:table-row>
        <table:table-row table:style-name="ro1">
          <table:table-cell table:number-columns-repeated="25" table:style-name="ce4"/>
          <table:table-cell table:number-columns-repeated="16359" table:style-name="ce1"/>
        </table:table-row>
        <table:table-row table:style-name="ro6">
          <table:table-cell table:number-columns-repeated="16384"/>
        </table:table-row>
        <table:table-row table:style-name="ro1">
          <table:table-cell table:number-columns-repeated="16384" table:style-name="ce4"/>
        </table:table-row>
        <table:table-row table:number-rows-repeated="3" table:style-name="ro6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1048508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1" number:min-integer-digits="1"/>
    </number:number-style>
    <style:style style:name="Hyperlink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elly Edwards</meta:initial-creator>
    <dc:creator>Adam Evans</dc:creator>
    <meta:creation-date>2016-07-04T08:43:39Z</meta:creation-date>
    <dc:date>2016-07-07T17:04:41Z</dc:date>
  </office:meta>
</office:document-meta>
</file>